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03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18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97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style:paragraph-properties fo:margin-left="0.318cm" fo:margin-right="0cm" fo:text-indent="0cm"/>
    </style:style>
    <style:style style:name="P3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32pt" fo:text-shadow="1pt 1pt" style:font-size-asian="32pt" style:font-size-complex="32pt"/>
    </style:style>
    <style:style style:name="P7" style:family="paragraph">
      <style:paragraph-properties fo:margin-left="0cm" fo:margin-right="0cm" fo:text-indent="0cm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ffffff" style:font-name="Segoe UI1" fo:font-size="28pt" fo:font-style="italic" fo:text-shadow="1pt 1pt" style:font-size-asian="28pt" style:font-style-asian="italic" style:font-size-complex="28pt" style:font-style-complex="italic"/>
    </style:style>
    <style:style style:name="T4" style:family="text">
      <style:text-properties fo:color="#ffffff" style:font-name="Segoe UI1" fo:font-size="26pt" fo:text-shadow="1pt 1pt" style:font-size-asian="26pt" style:font-size-complex="26pt"/>
    </style:style>
    <style:style style:name="T5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6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7" style:family="text">
      <style:text-properties fo:color="#000000" style:font-name="Segoe UI1" fo:font-size="34pt" fo:text-shadow="none" fo:font-weight="bold" style:font-size-asian="34pt" style:font-weight-asian="bold" style:font-size-complex="34pt" style:font-weight-complex="bold"/>
    </style:style>
    <style:style style:name="T8" style:family="text">
      <style:text-properties fo:color="#ffffff" style:font-name="Segoe UI1" fo:font-size="16pt" fo:text-shadow="1pt 1pt" style:font-size-asian="16pt" style:font-size-complex="16pt"/>
    </style:style>
    <style:style style:name="T9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24.892cm" svg:height="4.283cm" svg:x="1.524cm" svg:y="0.543cm">
          <draw:text-box>
            <text:p text:style-name="P1"><text:span text:style-name="T1">HYMN #483</text:span></text:p>
            <text:p text:style-name="P1"><text:span text:style-name="T2">“</text:span><text:span text:style-name="T2">With High Delight Let Us Unite”</text:span><text:span text:style-name="T3"> </text:span></text:p>
            <text:p text:style-name="P2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5" draw:layer="layout" svg:width="24.892cm" svg:height="7.011cm" svg:x="1.524cm" svg:y="0.762cm">
          <draw:text-box>
            <text:p text:style-name="P1"><text:span text:style-name="T5">1. </text:span><text:span text:style-name="T6">With high delight <text:s/>Let us unite</text:span><text:span text:style-name="T6"><text:line-break/></text:span><text:span text:style-name="T6">In songs of great jubilation.</text:span><text:span text:style-name="T6"><text:line-break/></text:span><text:span text:style-name="T6">Ye pure in heart, All bear your part,</text:span><text:span text:style-name="T6"><text:line-break/></text:span><text:span text:style-name="T6">Sing Jesus Christ, our salva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2" presentation:presentation-page-layout-name="AL1T0">
        <draw:frame draw:style-name="gr4" draw:text-style-name="P5" draw:layer="layout" svg:width="24.892cm" svg:height="5.321cm" svg:x="1.524cm" svg:y="0.818cm">
          <draw:text-box>
            <text:p text:style-name="P1"><text:span text:style-name="T6">To set us free <text:s/>Forever, He</text:span><text:span text:style-name="T6"><text:line-break/></text:span><text:span text:style-name="T6">Is ris’n and sends <text:s/>To all earth’s ends</text:span><text:span text:style-name="T6"><text:line-break/></text:span><text:span text:style-name="T6">Good news to save ev’ry na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3" presentation:presentation-page-layout-name="AL1T0">
        <draw:frame draw:style-name="gr5" draw:text-style-name="P5" draw:layer="layout" svg:width="25.654cm" svg:height="7.431cm" svg:x="1.27cm" svg:y="0.951cm">
          <draw:text-box>
            <text:p text:style-name="P1"><text:span text:style-name="T5">2. </text:span><text:span text:style-name="T6">True God, He first From death has burst</text:span><text:span text:style-name="T6"><text:line-break/></text:span><text:span text:style-name="T6">Forth into life, all subduing.</text:span><text:span text:style-name="T6"><text:line-break/></text:span><text:span text:style-name="T6">His enemy Doth vanquished lie;</text:span><text:span text:style-name="T6"><text:line-break/></text:span><text:span text:style-name="T6">His death has been death’s undo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4" presentation:presentation-page-layout-name="AL1T0">
        <draw:frame draw:style-name="gr6" draw:text-style-name="P6" draw:layer="layout" svg:width="24.892cm" svg:height="5.223cm" svg:x="1.524cm" svg:y="0.873cm">
          <draw:text-box>
            <text:p text:style-name="P1"><text:span text:style-name="T6">“</text:span><text:span text:style-name="T6">And yours shall be <text:s/>Like victory</text:span><text:span text:style-name="T6"><text:line-break/></text:span><text:span text:style-name="T7">O’er death and grave,” Saith He, who gave</text:span><text:span text:style-name="T6"><text:line-break/></text:span><text:span text:style-name="T6">His life for us, life renew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5" presentation:presentation-page-layout-name="AL1T0">
        <draw:frame draw:style-name="gr3" draw:text-style-name="P5" draw:layer="layout" svg:width="24.892cm" svg:height="7.011cm" svg:x="1.524cm" svg:y="0.719cm">
          <draw:text-box>
            <text:p text:style-name="P1"><text:span text:style-name="T5">3. </text:span><text:span text:style-name="T6">Let praises ring; Give thanks, and bring</text:span><text:span text:style-name="T6"><text:line-break/></text:span><text:span text:style-name="T6">To Christ our Lord adoration.</text:span><text:span text:style-name="T6"><text:line-break/></text:span><text:span text:style-name="T6">His honor speed <text:s/>By word and deed</text:span><text:span text:style-name="T6"><text:line-break/></text:span><text:span text:style-name="T6">To ev’ry land, ev’ry natio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6" presentation:presentation-page-layout-name="AL1T0">
        <draw:frame draw:style-name="gr7" draw:text-style-name="P3" draw:layer="layout" svg:width="24.892cm" svg:height="12.55cm" svg:x="1.524cm" svg:y="0.688cm">
          <draw:text-box>
            <text:p text:style-name="P1"><text:span text:style-name="T6">So shall His love <text:s/>Give us above,</text:span><text:span text:style-name="T6"><text:line-break/></text:span><text:span text:style-name="T6">From misery <text:s/>And death set free,</text:span><text:span text:style-name="T6"><text:line-break/></text:span><text:span text:style-name="T6">All joy and full consolation.</text:span></text:p>
            <text:p text:style-name="P2"><text:span text:style-name="T4"><text:line-break/></text:span><text:span text:style-name="T4"/></text:p>
            <text:p text:style-name="P7"><text:span text:style-name="T8"/></text:p>
            <text:p text:style-name="P2"><text:span text:style-name="T9">© 1969 Concordia Publishing House.</text:span></text:p>
            <text:p text:style-name="P2"><text:span text:style-name="T9">Used by permission: LSB Hymn License </text:span></text:p>
            <text:p text:style-name="P2"><text:span text:style-name="T9">.NET, no. 100011038.</text:span></text:p>
            <text:p text:style-name="P2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5T21:03:08.019000000</meta:creation-date>
    <dc:title>Hymn template</dc:title>
    <meta:editing-duration>PT19M19S</meta:editing-duration>
    <meta:editing-cycles>9</meta:editing-cycles>
    <meta:generator>LibreOffice/6.1.3.2$Windows_X86_64 LibreOffice_project/86daf60bf00efa86ad547e59e09d6bb77c699acb</meta:generator>
    <meta:initial-creator>Arthur Hoch</meta:initial-creator>
    <dc:date>2019-01-17T20:52:28.688000000</dc:date>
    <meta:document-statistic meta:object-count="126"/>
    <meta:template xlink:type="simple" xlink:actuate="onRequest" xlink:title="Hymn template" xlink:href="../../AppData/Roaming/LibreOffice/4/user/template/Worship%20Templsates/Hymn%20template.otp" meta:date="2015-04-15T21:03:05.975000000"/>
  </office:meta>
</office:document-meta>
</file>